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516F00001B160000343E44C534175211DF31.svg" manifest:media-type="image/svg+xml"/>
  <manifest:file-entry manifest:full-path="Pictures/10000201000000E5000001BA2E1D624DFC7D67BA.png" manifest:media-type="image/png"/>
  <manifest:file-entry manifest:full-path="Pictures/100036FA00001A0C00003016D055081541EE831D.svg" manifest:media-type="image/svg+xml"/>
  <manifest:file-entry manifest:full-path="Pictures/10000201000000DD000001977A1E1A9C744B1672.png" manifest:media-type="image/png"/>
  <manifest:file-entry manifest:full-path="Pictures/10003CBE0000192F00002FC97E35B68393528A4E.svg" manifest:media-type="image/svg+xml"/>
  <manifest:file-entry manifest:full-path="Pictures/10000201000000D500000195A952FC650CDF4AB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586d" officeooo:paragraph-rsid="0001586d"/>
    </style:style>
    <style:style style:name="P2" style:family="paragraph" style:parent-style-name="Standard">
      <style:paragraph-properties fo:break-before="page"/>
      <style:text-properties officeooo:rsid="0001586d" officeooo:paragraph-rsid="0001586d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y="0in" svg:width="1.75in" svg:height="3.3799in" draw:z-index="0"><draw:image xlink:href="Pictures/100036FA00001A0C00003016D055081541EE831D.svg" xlink:type="simple" xlink:show="embed" xlink:actuate="onLoad"/><draw:image xlink:href="Pictures/10000201000000DD000001977A1E1A9C744B1672.png" xlink:type="simple" xlink:show="embed" xlink:actuate="onLoad"/></draw:frame><draw:frame draw:style-name="fr2" draw:name="Image3" text:anchor-type="paragraph" svg:y="0in" svg:width="1in" svg:height="1.9299in" draw:z-index="1"><draw:image xlink:href="Pictures/100036FA00001A0C00003016D055081541EE831D.svg" xlink:type="simple" xlink:show="embed" xlink:actuate="onLoad"/><draw:image xlink:href="Pictures/10000201000000DD000001977A1E1A9C744B1672.png" xlink:type="simple" xlink:show="embed" xlink:actuate="onLoad"/></draw:frame><draw:frame draw:style-name="fr3" draw:name="Image4" text:anchor-type="paragraph" svg:y="0in" svg:width="1.3in" svg:height="2.5098in" draw:z-index="2"><draw:image xlink:href="Pictures/100036FA00001A0C00003016D055081541EE831D.svg" xlink:type="simple" xlink:show="embed" xlink:actuate="onLoad"/><draw:image xlink:href="Pictures/10000201000000DD000001977A1E1A9C744B1672.png" xlink:type="simple" xlink:show="embed" xlink:actuate="onLoad"/></draw:frame><draw:frame draw:style-name="fr3" draw:name="Image7" text:anchor-type="paragraph" svg:y="6.8862in" svg:width="1.3in" svg:height="2.4701in" draw:z-index="6"><draw:image xlink:href="Pictures/10003CBE0000192F00002FC97E35B68393528A4E.svg" xlink:type="simple" xlink:show="embed" xlink:actuate="onLoad"/><draw:image xlink:href="Pictures/10000201000000D500000195A952FC650CDF4ABC.png" xlink:type="simple" xlink:show="embed" xlink:actuate="onLoad"/></draw:frame><draw:frame draw:style-name="fr4" draw:name="Image8" text:anchor-type="paragraph" svg:x="5.1752in" svg:y="6.0945in" svg:width="1.75in" svg:height="3.3201in" draw:z-index="7"><draw:image xlink:href="Pictures/10003CBE0000192F00002FC97E35B68393528A4E.svg" xlink:type="simple" xlink:show="embed" xlink:actuate="onLoad"/><draw:image xlink:href="Pictures/10000201000000D500000195A952FC650CDF4ABC.png" xlink:type="simple" xlink:show="embed" xlink:actuate="onLoad"/></draw:frame><draw:frame draw:style-name="fr1" draw:name="Image9" text:anchor-type="paragraph" svg:y="7.5in" svg:width="1in" svg:height="1.9in" draw:z-index="8"><draw:image xlink:href="Pictures/10003CBE0000192F00002FC97E35B68393528A4E.svg" xlink:type="simple" xlink:show="embed" xlink:actuate="onLoad"/><draw:image xlink:href="Pictures/10000201000000D500000195A952FC650CDF4ABC.png" xlink:type="simple" xlink:show="embed" xlink:actuate="onLoad"/></draw:frame></text:p>
      <text:p text:style-name="P2"><draw:frame draw:style-name="fr1" draw:name="Image2" text:anchor-type="paragraph" svg:y="0in" svg:width="1in" svg:height="1.9299in" draw:z-index="3"><draw:image xlink:href="Pictures/1000516F00001B160000343E44C534175211DF31.svg" xlink:type="simple" xlink:show="embed" xlink:actuate="onLoad"/><draw:image xlink:href="Pictures/10000201000000E5000001BA2E1D624DFC7D67BA.png" xlink:type="simple" xlink:show="embed" xlink:actuate="onLoad"/></draw:frame><draw:frame draw:style-name="fr3" draw:name="Image5" text:anchor-type="paragraph" svg:y="0in" svg:width="1.3in" svg:height="2.5in" draw:z-index="4"><draw:image xlink:href="Pictures/1000516F00001B160000343E44C534175211DF31.svg" xlink:type="simple" xlink:show="embed" xlink:actuate="onLoad"/><draw:image xlink:href="Pictures/10000201000000E5000001BA2E1D624DFC7D67BA.png" xlink:type="simple" xlink:show="embed" xlink:actuate="onLoad"/></draw:frame><draw:frame draw:style-name="fr2" draw:name="Image6" text:anchor-type="paragraph" svg:y="0in" svg:width="1.75in" svg:height="3.3701in" draw:z-index="5"><draw:image xlink:href="Pictures/1000516F00001B160000343E44C534175211DF31.svg" xlink:type="simple" xlink:show="embed" xlink:actuate="onLoad"/><draw:image xlink:href="Pictures/10000201000000E5000001BA2E1D624DFC7D67B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22:15:41.381863466</meta:creation-date>
    <dc:date>2017-06-15T22:28:42.441875084</dc:date>
    <meta:editing-duration>PT2M</meta:editing-duration>
    <meta:editing-cycles>1</meta:editing-cycles>
    <meta:document-statistic meta:table-count="0" meta:image-count="9" meta:object-count="0" meta:page-count="2" meta:paragraph-count="0" meta:word-count="0" meta:character-count="0" meta:non-whitespace-character-count="0"/>
    <meta:generator>LibreOffice/5.1.6.2$Linux_X86_64 LibreOffice_project/10m0$Build-2</meta:generator>
  </office:meta>
</office:document-meta>
</file>